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</office:font-face-decls>
  <office:automatic-styles>
    <style:style style:name="P1" style:family="paragraph" style:parent-style-name="Normal">
      <style:text-properties officeooo:rsid="0020fddd" officeooo:paragraph-rsid="0020fddd"/>
    </style:style>
    <style:style style:name="P2" style:family="paragraph" style:parent-style-name="Normal">
      <style:text-properties officeooo:rsid="0024a882" officeooo:paragraph-rsid="0024a882"/>
    </style:style>
    <style:style style:name="P3" style:family="paragraph" style:parent-style-name="Normal">
      <style:text-properties officeooo:paragraph-rsid="0024a882"/>
    </style:style>
    <style:style style:name="P4" style:family="paragraph" style:parent-style-name="Heading_20_1">
      <style:text-properties officeooo:paragraph-rsid="002e4129"/>
    </style:style>
    <style:style style:name="P5" style:family="paragraph" style:parent-style-name="Text_20_body">
      <style:text-properties officeooo:paragraph-rsid="002e4129"/>
    </style:style>
    <style:style style:name="P6" style:family="paragraph" style:parent-style-name="Heading_20_3">
      <style:text-properties fo:font-weight="bold" officeooo:paragraph-rsid="002e4129"/>
    </style:style>
    <style:style style:name="P7" style:family="paragraph" style:parent-style-name="Normal">
      <style:text-properties officeooo:rsid="003bc67d" officeooo:paragraph-rsid="0024a882"/>
    </style:style>
    <style:style style:name="T1" style:family="text">
      <style:text-properties fo:font-weight="bold"/>
    </style:style>
    <style:style style:name="T2" style:family="text">
      <style:text-properties officeooo:rsid="001ea709"/>
    </style:style>
    <style:style style:name="T3" style:family="text">
      <style:text-properties officeooo:rsid="00206c3f"/>
    </style:style>
    <style:style style:name="T4" style:family="text">
      <style:text-properties officeooo:rsid="0024a882"/>
    </style:style>
    <style:style style:name="T5" style:family="text">
      <style:text-properties officeooo:rsid="0029fa76"/>
    </style:style>
    <style:style style:name="T6" style:family="text">
      <style:text-properties officeooo:rsid="002b064f"/>
    </style:style>
    <style:style style:name="T7" style:family="text">
      <style:text-properties officeooo:rsid="002dba8c"/>
    </style:style>
    <style:style style:name="T8" style:family="text">
      <style:text-properties officeooo:rsid="002e4129"/>
    </style:style>
    <style:style style:name="T9" style:family="text">
      <style:text-properties officeooo:rsid="002eaec6"/>
    </style:style>
    <style:style style:name="T10" style:family="text">
      <style:text-properties officeooo:rsid="00306526"/>
    </style:style>
    <style:style style:name="T11" style:family="text">
      <style:text-properties officeooo:rsid="003161ee"/>
    </style:style>
    <style:style style:name="T12" style:family="text">
      <style:text-properties officeooo:rsid="00377df9"/>
    </style:style>
    <style:style style:name="T13" style:family="text">
      <style:text-properties officeooo:rsid="0038071a"/>
    </style:style>
    <style:style style:name="T14" style:family="text">
      <style:text-properties officeooo:rsid="0039a322"/>
    </style:style>
    <style:style style:name="T15" style:family="text">
      <style:text-properties officeooo:rsid="003a6379"/>
    </style:style>
    <style:style style:name="T16" style:family="text">
      <style:text-properties officeooo:rsid="003bc67d"/>
    </style:style>
    <style:style style:name="T17" style:family="text">
      <style:text-properties officeooo:rsid="003d41b3"/>
    </style:style>
    <style:style style:name="T18" style:family="text">
      <style:text-properties style:font-name="Liberation Serif" fo:font-size="12pt" fo:language="en" fo:country="US" officeooo:rsid="003d41b3"/>
    </style:style>
    <style:style style:name="T19" style:family="text">
      <style:text-properties officeooo:rsid="003e5bc1"/>
    </style:style>
    <style:style style:name="T20" style:family="text">
      <style:text-properties officeooo:rsid="003e9e4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">Programming Assignment #<text:span text:style-name="T7">2</text:span> <text:s/><text:span text:style-name="T6">(Cow roller coaster)</text:span></text:p>
        <text:p text:style-name="P5"/>
        <text:p text:style-name="P5">out: <text:span text:style-name="T18">Monday</text:span> <text:span text:style-name="T8">May </text:span>2<text:span text:style-name="T19">9</text:span>, 20<text:span text:style-name="T13">2</text:span><text:span text:style-name="T19">3</text:span></text:p>
        <text:p text:style-name="P5">due: <text:span text:style-name="T19">Wednesdays</text:span><text:span text:style-name="T18"> </text:span><text:span text:style-name="T8">June</text:span> <text:span text:style-name="T8">17</text:span>, 20<text:span text:style-name="T14">2</text:span><text:span text:style-name="T19">3</text:span><text:span text:style-name="T17"> </text:span>(24pm)</text:p>
        <text:p text:style-name="P6">Objective:</text:p>
        <text:p text:style-name="Normal">Understand how to <text:span text:style-name="T2">generate</text:span> spline curves.</text:p>
        <text:p text:style-name="Heading_20_3"><text:span text:style-name="T1">Developing environment:</text:span> </text:p>
        <text:p text:style-name="Text_20_body">After installing the necessary packages (python3, pil, <text:span text:style-name="T9">glfw</text:span> and numpy), <text:span text:style-name="T9">any operating system can be used. </text:span></text:p>
        <text:p text:style-name="Heading_20_3">Requirements: </text:p>
        <text:p text:style-name="Normal">1) <text:span text:style-name="T3">Start from the skeleton code. </text:span></text:p>
        <text:p text:style-name="Normal">a. The code requires reading “cow.obj”. This file should be in the working directory. </text:p>
        <text:p text:style-name="Normal">b. “cow.obj” contains a triangle mesh.</text:p>
        <text:p text:style-name="Normal"/>
        <text:p text:style-name="Normal">2) Understand the basic structure of the skeleton code. </text:p>
        <text:p text:style-name="Normal">a. try to change <text:span text:style-name="T20">the </text:span>viewpoint by <text:span text:style-name="T20">press</text:span>ing 'space'</text:p>
        <text:p text:style-name="Normal">b. try to understand what parts of the source codes <text:span text:style-name="T9">need to be</text:span> changed. <text:span text:style-name="T9">Keyword search for “TODO”.</text:span></text:p>
        <text:p text:style-name="P2"/>
        <text:p text:style-name="P2">3) Try to <text:span text:style-name="T15">reproduce the demo video in the lecture video</text:span> as closely as possible <text:span text:style-name="T17">(except </text:span><text:span text:style-name="T20">for </text:span><text:span text:style-name="T17">the color theme)</text:span>. </text:p>
        <text:p text:style-name="Normal"><text:span text:style-name="T4">- First pick </text:span>the cow <text:span text:style-name="T15">by L-clicking the cow</text:span>. <text:span text:style-name="T2">Then, c</text:span>lick the <text:span text:style-name="T4">six </text:span>control points for the cow’s trajectory. Whenever a control point is specified, the cow is duplicated at the clicked location. <text:span text:style-name="T5">You can us</text:span><text:span text:style-name="T18">e</text:span><text:span text:style-name="T5"> L-dragging to adjust the cow’s height. </text:span>After providing all control points, the cow starts to move <text:span text:style-name="T4">following the roller co</text:span><text:span text:style-name="T20">a</text:span><text:span text:style-name="T4">ster track that connects </text:span>from the first control point to the last control point, following a <text:span text:style-name="T4">cyclic </text:span><text:span text:style-name="T18">B-</text:span>spline curve. <text:span text:style-name="T4">The cow </text:span><text:span text:style-name="T20">should complete three laps around</text:span><text:span text:style-name="T4"> the track</text:span>. After finishing the animation, go back to the initial mode where the cow follows the cursor.</text:p>
        <text:p text:style-name="Normal"/>
        <text:p text:style-name="P1">4) glfw.<text:span text:style-name="T9">g</text:span>et_<text:span text:style-name="T9">t</text:span>ime() function will be useful.</text:p>
        <text:p text:style-name="Heading_20_3">Submission guidelines: </text:p>
        <text:p text:style-name="Normal">1) <text:span text:style-name="T10">S</text:span>ource codes of your solutions (Include a README.txt that specifies the files you made/changed) </text:p>
        <text:p text:style-name="P7">2) To get full marks,</text:p>
        <text:p text:style-name="P3"/>
        <text:p text:style-name="P2"><text:s/>a) Implements the UI for control point specification: 5pt </text:p>
        <text:p text:style-name="P2"><text:s/>b) Implements vertical dragging (L-drag) as well as horizontal <text:span text:style-name="T16">positioning</text:span> (mouse-move): 5pt</text:p>
        <text:p text:style-name="P2"><text:s/>c) Use the cyclic <text:span text:style-name="T18">B-</text:span>spline curve which is an <text:span text:style-name="T18">approximating </text:span>spline: <text:span text:style-name="T12">10</text:span>pt </text:p>
        <text:p text:style-name="P2"><text:s/>d) Cow should face forward (yaw orientation): 5pt</text:p>
        <text:p text:style-name="P2"><text:s/>e) Cow should face upward when going up (pitch orientation) : 5pt</text:p>
        <text:p text:style-name="P2">- <text:span text:style-name="T11">There are many different ways to calculate rotation angles or matrices. For example, you can use math.atan2 function, or you can also use a series of cross-product operations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loext:opacity="100%" style:font-name="Liberation Serif1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Normal" style:family="paragraph">
      <style:paragraph-properties style:writing-mode="lr-tb"/>
      <style:text-properties style:font-name="Liberation Serif" fo:font-family="'Liberation Serif'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Heading_20_10" style:display-name="Heading 10" style:family="paragraph" style:parent-style-name="Heading" style:next-style-name="Text_20_body" style:class="text">
      <style:text-properties fo:font-size="10pt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6" style:display-name="Heading 6" style:family="paragraph" style:parent-style-name="Heading" style:next-style-name="Text_20_body" style:class="text">
      <style:text-properties fo:font-size="10pt" fo:font-weight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Heading_20_4" style:display-name="Heading 4" style:family="paragraph" style:parent-style-name="Heading" style:next-style-name="Text_20_body" style:class="text">
      <style:text-properties fo:font-size="12pt" fo:font-style="italic" fo:font-weight="bold"/>
    </style:style>
    <style:style style:name="Heading_20_8" style:display-name="Heading 8" style:family="paragraph" style:parent-style-name="Heading" style:next-style-name="Text_20_body" style:class="text">
      <style:text-properties fo:font-size="10pt" fo:font-weight="bold"/>
    </style:style>
    <style:style style:name="Heading_20_9" style:display-name="Heading 9" style:family="paragraph" style:parent-style-name="Heading" style:next-style-name="Text_20_body" style:class="text">
      <style:text-properties fo:font-size="10pt"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MacOSX_AARCH64 LibreOffice_project/1048a8393ae2eeec98dff31b5c133c5f1d08b890</meta:generator>
    <meta:initial-creator>taesoo </meta:initial-creator>
    <meta:creation-date>2012-05-03T16:05:47</meta:creation-date>
    <dc:date>2023-05-29T13:17:17.561972982</dc:date>
    <meta:editing-duration>PT45M10S</meta:editing-duration>
    <meta:editing-cycles>31</meta:editing-cycles>
    <meta:document-statistic meta:table-count="0" meta:image-count="0" meta:object-count="0" meta:page-count="1" meta:paragraph-count="26" meta:word-count="334" meta:character-count="2062" meta:non-whitespace-character-count="1737"/>
  </office:meta>
</office:document-meta>
</file>